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<text:s/>beta/ko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length, m</text:p>
          </table:table-cell>
          <table:table-cell office:value-type="string" calcext:value-type="string">
            <text:p>phase shift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1" office:value-type="float" office:value="12000000000" calcext:value-type="float">
            <text:p>1.20E+10</text:p>
          </table:table-cell>
          <table:table-cell office:value-type="float" office:value="2.61507240146019" calcext:value-type="float">
            <text:p>2.61507240146019</text:p>
          </table:table-cell>
          <table:table-cell table:formula="of:=2*PI()*[.A2]*SQRT(0.0000000000088541878176*0.0000004*PI())" office:value-type="float" office:value="251.501402633912" calcext:value-type="float">
            <text:p>251.501402633912</text:p>
          </table:table-cell>
          <table:table-cell table:formula="of:=[.B2]*[.C2]" office:value-type="float" office:value="657.694376956471" calcext:value-type="float">
            <text:p>657.694376956471</text:p>
          </table:table-cell>
          <table:table-cell office:value-type="float" office:value="0.001" calcext:value-type="float">
            <text:p>0.001</text:p>
          </table:table-cell>
          <table:table-cell table:formula="of:=-[.D2]*[.E2]" office:value-type="float" office:value="-0.657694376956471" calcext:value-type="float">
            <text:p>-0.657694376956471</text:p>
          </table:table-cell>
          <table:table-cell table:formula="of:=[.F2]*180/PI()" office:value-type="float" office:value="-37.683112009092" calcext:value-type="float">
            <text:p>-37.68311200909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alpha, dB/m</text:p>
          </table:table-cell>
          <table:table-cell table:number-columns-repeated="2"/>
          <table:table-cell office:value-type="string" calcext:value-type="string">
            <text:p>length, m</text:p>
          </table:table-cell>
          <table:table-cell office:value-type="string" calcext:value-type="string">
            <text:p>alpha, dB</text:p>
          </table:table-cell>
          <table:table-cell/>
        </table:table-row>
        <table:table-row table:style-name="ro1">
          <table:table-cell table:style-name="ce1" office:value-type="float" office:value="12000000000" calcext:value-type="float">
            <text:p>1.20E+10</text:p>
          </table:table-cell>
          <table:table-cell office:value-type="float" office:value="5.54850131922917" calcext:value-type="float">
            <text:p>5.54850131922917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formula="of:=[.B5]*[.E5]" office:value-type="float" office:value="0.00554850131922917" calcext:value-type="float">
            <text:p>0.005548501319229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19:46:22.860643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9-18T11:03:18</meta:creation-date>
    <dc:date>2024-07-18T19:58:12.634778022</dc:date>
    <meta:editing-duration>P1DT4H29M35S</meta:editing-duration>
    <meta:editing-cycles>15</meta:editing-cycles>
    <meta:generator>LibreOffice/6.4.7.2$Linux_X86_64 LibreOffice_project/40$Build-2</meta:generator>
    <meta:document-statistic meta:table-count="3" meta:cell-count="22" meta:object-count="0"/>
  </office:meta>
</office:document-meta>
</file>